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dições</text:h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5:24:30.072741379</meta:creation-date>
    <dc:date>2022-09-07T15:25:48.209881027</dc:date>
    <meta:editing-duration>PT1M2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5.2$Linux_X86_64 LibreOffice_project/30$Build-2</meta:generator>
  </office:meta>
</office:document-meta>
</file>